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font-size="12pt" fo:font-weight="normal" officeooo:rsid="00050fb5" officeooo:paragraph-rsid="00050fb5" style:font-size-asian="12pt" style:font-weight-asian="normal" style:font-size-complex="12pt" style:font-weight-complex="normal"/>
    </style:style>
    <style:style style:name="P2" style:family="paragraph" style:parent-style-name="Heading_20_2">
      <style:text-properties style:font-name="Liberation Serif" fo:font-size="14pt" fo:font-weight="normal" officeooo:rsid="00050fb5" officeooo:paragraph-rsid="00050fb5" style:font-name-asian="Noto Serif CJK SC" style:font-size-asian="14pt" style:font-weight-asian="normal" style:font-name-complex="Lohit Devanagari" style:font-size-complex="14pt" style:font-weight-complex="normal"/>
    </style:style>
    <style:style style:name="P3" style:family="paragraph" style:parent-style-name="Standard">
      <style:text-properties officeooo:rsid="00050fb5" officeooo:paragraph-rsid="00050fb5"/>
    </style:style>
    <style:style style:name="P4" style:family="paragraph" style:parent-style-name="Standard">
      <style:text-properties fo:font-size="12pt" officeooo:rsid="000701ed" officeooo:paragraph-rsid="000701ed" style:font-size-asian="10.5pt" style:font-size-complex="12pt"/>
    </style:style>
    <style:style style:name="P5" style:family="paragraph" style:parent-style-name="Standard">
      <style:text-properties fo:font-size="14pt" officeooo:rsid="00050fb5" officeooo:paragraph-rsid="00050fb5" style:font-size-asian="14pt" style:font-size-complex="14pt"/>
    </style:style>
    <style:style style:name="P6" style:family="paragraph" style:parent-style-name="Standard">
      <style:text-properties fo:font-size="14pt" officeooo:rsid="000701ed" officeooo:paragraph-rsid="000701ed" style:font-size-asian="12.25pt" style:font-size-complex="14pt"/>
    </style:style>
    <style:style style:name="P7" style:family="paragraph" style:parent-style-name="Standard">
      <style:text-properties fo:font-size="14pt" officeooo:rsid="000701ed" officeooo:paragraph-rsid="0008c875" style:font-size-asian="12.25pt" style:font-size-complex="14pt"/>
    </style:style>
    <style:style style:name="P8" style:family="paragraph" style:parent-style-name="Standard">
      <style:text-properties fo:font-size="14pt" fo:font-weight="normal" officeooo:rsid="000701ed" officeooo:paragraph-rsid="000a9e78" style:font-size-asian="12.25pt" style:font-weight-asian="normal" style:font-size-complex="14pt" style:font-weight-complex="normal"/>
    </style:style>
    <style:style style:name="P9" style:family="paragraph" style:parent-style-name="Standard">
      <style:text-properties style:font-name="Liberation Serif" fo:font-size="14pt" fo:font-weight="normal" officeooo:rsid="00050fb5" officeooo:paragraph-rsid="00050fb5" style:font-name-asian="Noto Serif CJK SC" style:font-size-asian="14pt" style:font-weight-asian="normal" style:font-name-complex="Lohit Devanagari" style:font-size-complex="14pt" style:font-weight-complex="normal"/>
    </style:style>
    <style:style style:name="P10" style:family="paragraph" style:parent-style-name="Standard">
      <style:text-properties fo:font-size="16pt" officeooo:rsid="000701ed" officeooo:paragraph-rsid="000701ed" style:font-size-asian="16pt" style:font-size-complex="16pt"/>
    </style:style>
    <style:style style:name="P11" style:family="paragraph" style:parent-style-name="Standard">
      <style:text-properties officeooo:paragraph-rsid="000701ed"/>
    </style:style>
    <style:style style:name="P12" style:family="paragraph" style:parent-style-name="Standard">
      <style:text-properties officeooo:rsid="0008c875" officeooo:paragraph-rsid="0008c875"/>
    </style:style>
    <style:style style:name="P13" style:family="paragraph" style:parent-style-name="Standard">
      <style:text-properties fo:font-weight="normal" officeooo:rsid="0008c875" officeooo:paragraph-rsid="0008c875" style:font-weight-asian="normal" style:font-weight-complex="normal"/>
    </style:style>
    <style:style style:name="P14" style:family="paragraph" style:parent-style-name="Standard">
      <style:paragraph-properties fo:line-height="100%"/>
      <style:text-properties fo:font-weight="normal" officeooo:rsid="0008c875" officeooo:paragraph-rsid="0008c875" style:font-weight-asian="normal" style:font-weight-complex="normal"/>
    </style:style>
    <style:style style:name="P15" style:family="paragraph" style:parent-style-name="Standard">
      <style:text-properties fo:font-weight="normal" officeooo:rsid="000a9e78" officeooo:paragraph-rsid="000a9e78" style:font-weight-asian="normal" style:font-weight-complex="normal"/>
    </style:style>
    <style:style style:name="P16" style:family="paragraph" style:parent-style-name="Text_20_body">
      <style:text-properties fo:font-size="12pt" fo:font-weight="normal" officeooo:rsid="00050fb5" officeooo:paragraph-rsid="00050fb5" style:font-size-asian="12pt" style:font-weight-asian="normal" style:font-size-complex="12pt" style:font-weight-complex="normal"/>
    </style:style>
    <style:style style:name="P17" style:family="paragraph" style:parent-style-name="Text_20_body">
      <style:paragraph-properties fo:margin-top="0cm" fo:margin-bottom="0.046cm" loext:contextual-spacing="false" fo:line-height="100%"/>
      <style:text-properties officeooo:paragraph-rsid="0008c875"/>
    </style:style>
    <style:style style:name="T1" style:family="text">
      <style:text-properties fo:font-size="14pt" style:font-size-asian="14pt" style:font-size-complex="14pt"/>
    </style:style>
    <style:style style:name="T2" style:family="text">
      <style:text-properties fo:font-size="14pt" officeooo:rsid="000701ed" style:font-size-asian="12.25pt" style:font-size-complex="14pt"/>
    </style:style>
    <style:style style:name="T3" style:family="text">
      <style:text-properties fo:font-weight="normal" style:font-weight-asian="normal" style:font-weight-complex="normal"/>
    </style:style>
    <style:style style:name="T4" style:family="text">
      <style:text-properties fo:font-weight="normal" officeooo:rsid="0008c875" style:font-weight-asian="normal" style:font-weight-complex="normal"/>
    </style:style>
    <style:style style:name="T5"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Intro :</text:p>
      <text:p text:style-name="P3">L’Indonésie est, de façon générale, une destination assez sûre. Quelques rabatteurs peuvent vous harceler, mais la plupart des étrangers affrontent plus de problèmes chez eux. Si le vol existe, il est peu fréquent.</text:p>
      <text:p text:style-name="P3"/>
      <text:h text:style-name="P1" text:outline-level="2"><text:bookmark text:name="2"/><text:span text:style-name="T1">Alcool</text:span> <text:span text:style-name="T1">frelaté</text:span> :</text:h>
      <text:p text:style-name="Text_20_body">Hormis dans les bars et les resorts fiables, abstenezvous de consommer de l’arak, l’alcool local à base de riz ou de palme. Il peut contenir du méthanol, toxique, produit lors de la fermentation, et qui n’est pas toujours éliminé. Décès ou empoisonnements peuvent survenir, notamment à Bali et aux îles Gili, lorsque des vendeurs peu scrupuleux mettent de l’arak à la place de vodka, de gin ou de whisky. Si les prix pratiqués dans un bar sont très bas, prenez le temps de vous demander ce que vous buvez vraiment…</text:p>
      <text:p text:style-name="P9">Drogue:</text:p>
      <text:p text:style-name="P3"/>
      <text:p text:style-name="P3">L’Indonésie pratique la tolérance zéro en matière de drogue, et les cas d’arrestation et de condamnation sont nombreux. Ces dernières années, des Français ont été arrêtés et condamnés par des tribunaux indonésiens. Le trafic de drogue fait l’objet de condamnations très lourdes, allant jusqu’à la peine de mort.</text:p>
      <text:p text:style-name="P3"/>
      <text:h text:style-name="P2" text:outline-level="2"><text:bookmark text:name="4"/>Escroqueries et vols :</text:h>
      <text:p text:style-name="P16">Les délits violents sont rares, mais pas les vols à la tire – pas plus que les sacs arrachés à moto et les cambriolages de chambres ou de véhicules. Soyez prudent, comme dans toute zone urbaine. Rappelez-vous que les voleurs peuvent parfois être d’autres voyageurs.</text:p>
      <text:p text:style-name="P16"/>
      <text:p text:style-name="P16">Comme dans beaucoup de pays en développement, certaines personnes cherchent à vous soutirer de l’argent, d’une manière ou d’une autre. Il est parfois difficile de distinguer une pratique “normale” – comme l’ajout d’un supplément – d’une arnaque pure et simple.</text:p>
      <text:p text:style-name="P3">L’escroquerie aux cartes bancaires, par le biais de DAB truqués notamment, est courante à Bali et à Java. Il vaut mieux utiliser des DAB rattachés à des banques.</text:p>
      <text:p text:style-name="P3"/>
      <text:p text:style-name="P3">Les mendiants (parfois des enfants) font généralement partie de réseaux. Si vous voulez faire un don d’argent, adressez-vous plutôt à un organisme reconnu.</text:p>
      <text:p text:style-name="P3"/>
      <text:p text:style-name="P3">Les rabatteurs et les colporteurs sont légion dans les secteurs touristiques. Ignorez-les.</text:p>
      <text:p text:style-name="P3"/>
      <text:p text:style-name="P6">Risques terroriste :</text:p>
      <text:p text:style-name="P6"/>
      <text:p text:style-name="P4">Les mesures de sécurité, renforcées dans les zones touristiques après les attentats de Bali en 2002 et 2005, ont eu tendance à se relâcher ces dernières années. Le risque d’être pris dans une nouvelle tragédie de cet ordre est faible. Les hôtels de luxe de chaînes internationales présentent le meilleur niveau de sécurité – mais ils sont aussi les premières cibles, telles que l’ont démontrées les attaques à Jakarta en 2003 et 2009. Des attentats-suicides ont frappé une gare routière de Jakarta Est en 2017, tuant 3 policiers et, en mai 2018, des attaques visant des églises de Surabaya ont fait 28 victimes, mais de tels incidents restent relativement rares.</text:p>
      <text:p text:style-name="P10"/>
      <text:p text:style-name="P10"><text:soft-page-break/>Mais du coup comment se protéger ?</text:p>
      <text:p text:style-name="P10"/>
      <text:p text:style-name="P6">Contre les risques terroristes :</text:p>
      <text:p text:style-name="P11"><text:span text:style-name="T2"><text:tab/></text:span>En Indonésie comme dans d’autres pays, il convient de faire preuve de vigilance et de respecter les consignes de sécurité. Les problèmes liés à la sécurité sont souvent exagérés par les médias étrangers, qui font passer les manifestations contestataires bruyantes et les incidents mineurs d’agitation pour un chaos d’ampleur nationale. S’il est vrai que des conflits peuvent surgir çà et là dans de petites parties du pays, l’archipel est dans l’ensemble sûr.</text:p>
      <text:p text:style-name="P11"/>
      <text:p text:style-name="P7">Contre la nourriture :</text:p>
      <text:p text:style-name="P12"/>
      <text:p text:style-name="P12">Faire attention à ce que l’on mange et à ce que l’on boit est la première des précautions à prendre. Les troubles gastriques et intestinaux ne sont pas rares. Cependant, ne sombrez pas dans la paranoïa. Goûter la cuisine locale fait partie du voyage. Ne vous en privez pas. Pensez à vous laver les mains fréquemment.</text:p>
      <text:p text:style-name="P12"/>
      <text:p text:style-name="P13"><text:span text:style-name="T2">Eau potable :</text:span></text:p>
      <text:p text:style-name="P13"><text:span text:style-name="T2"/></text:p>
      <text:p text:style-name="P13">Ne buvez jamais d’eau du robinet en Indonésie. L’eau en bouteille est bon marché. Vérifiez juste qu’elle est correctement scellée lors de l’achat. Il est possible de remplir ses bouteilles dans certains établissements (les hébergements notamment). La glace dans les restaurants est sans danger si elle est de taille uniforme et fabriquée en usine (c’est généralement le cas dans les grandes villes et les zones touristiques). Évitez la glace qui est prélevée sur de gros blocs (fréquent dans les zones rurales). Il est risqué de prendre un jus de fruits en dehors des restaurants et cafés touristiques. Pour stériliser l’eau, la meilleure solution est de la faire bouillir durant 15 minutes. N’oubliez pas qu’à haute altitude elle bout à une température plus basse et que les germes ont plus de chance de survivre. Si vous ne pouvez faire bouillir l’eau, traitez-la chimiquement avec des comprimés ou des gouttes, comme le Micropur (vendu en pharmacie) très efficace.</text:p>
      <text:p text:style-name="P13"/>
      <text:p text:style-name="P8">Contact utile :</text:p>
      <text:p text:style-name="P15"/>
      <text:p text:style-name="P14"><text:span text:style-name="Strong_20_Emphasis"><text:span text:style-name="T3">Police à Bali :</text:span></text:span> 911</text:p>
      <text:p text:style-name="P14"><text:span text:style-name="Strong_20_Emphasis"><text:span text:style-name="T3">Police à Jakarta :</text:span></text:span> +62 21 523 43 33</text:p>
      <text:p text:style-name="P17"><text:span text:style-name="T4">Balikpapan : +62 542 533 26</text:span></text:p>
      <text:p text:style-name="P17">Kuta (Bali) : +62 361 473 08 34</text:p>
      <text:p text:style-name="P17">Surabaya : +62 31 50 35 035</text:p>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04T14:13:49.100028105</meta:creation-date>
    <dc:date>2023-12-04T14:45:55.697312733</dc:date>
    <meta:editing-duration>PT1M1S</meta:editing-duration>
    <meta:editing-cycles>1</meta:editing-cycles>
    <meta:document-statistic meta:table-count="0" meta:image-count="0" meta:object-count="0" meta:page-count="2" meta:paragraph-count="27" meta:word-count="779" meta:character-count="4702" meta:non-whitespace-character-count="3945"/>
    <meta:generator>LibreOffice/6.4.7.2$Linux_X86_64 LibreOffice_project/40$Build-2</meta:generator>
  </office:meta>
</office:document-meta>
</file>